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7FF1_4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17, FF 1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Aaron Jacoby?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August 1885</text:p>
      <text:p text:style-name="P4">Month<text:tab/><text:tab/><text:tab/><text:tab/><text:tab/><text:tab/>August</text:p>
      <text:p text:style-name="P4">Year<text:tab/><text:tab/><text:tab/><text:tab/><text:tab/><text:tab/>1885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Credentials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Legal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J. Samuel, Emile A. Hart, John E. Moss, Meldola de Sola</text:p>
      <text:p text:style-name="P4">Additional Places mentioned: Montreal</text:p>
      <text:p text:style-name="P4">Additional Dates mentioned: May 1877; May 14, 1884; August 3, 1885; August 20, 1885</text:p>
      <text:p text:style-name="P4"/>
      <text:p text:style-name="P4">VI. Notes</text:p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<text:tab/>Copies of credentials/</text:p>
      <text:p text:style-name="P2">Montreal, May. 1877/ <text:s/>[Added in blue ink: really July]/</text:p>
      <text:p text:style-name="P2"><text:tab/>I. Resolved: That the thanks of the congre-/gation be given Mr. Jacoby for the very efficient and satisfactory manner/ in which he has conducted the Hebrew teaching of the scholars attached/ to the Jewish School of this corporation./ <text:s/>A true copy from the minutes./</text:p>
      <text:p text:style-name="P2">J. Samuel, Secretary. <text:s/>Portuguese Congregation./</text:p>
      <text:p text:style-name="P2"><text:tab/>II. <text:s/>Montreal, May 14, 1884./</text:p>
      <text:p text:style-name="P2"><text:tab/>This is to certify that I have known Mr. Aaron Jacoby for a/ number of years past, intimately, and also officially in my capacity of/ Secretary of the Board of School Commissioners, and would say that/ I consider him to be an efficient Teacher, and one who proved himself/ to be a most useful member of our congregation as an assistant to the/ Minister, and in other ways, etc. etc. <text:s/>He will surely have/ with him wherever he goes the best wishes of all here for he is/ very popular and liked by all is very gentlemanly and upright/ in character and thoroughly conversant with whatever duties he may/ undertake, and above all, is sound in his religious doctrine./ <text:s/>Emile A. Hart./</text:p>
      <text:p text:style-name="P2"><text:tab/>III. Montreal, Aug. 3, 1885./</text:p>
      <text:p text:style-name="P2"><text:tab/>Mr. A. Jacoby has been in Montreal for the last ten years, during/ which time he has been teaching Hebrew and German <text:span text:style-name="T2">and</text:span> we can/ highly recommend him as a competent teacher, &amp; one who takes/ great interest in his pupils, he was recommended to us by Rev. D<text:span text:style-name="T3">r</text:span><text:span text:style-name="T4"> Adler/ chief Rabbi of England./ <text:s/>[?],/ John E. Moss./</text:span></text:p>
      <text:p text:style-name="P2"><text:soft-page-break/><text:span text:style-name="T4"/></text:p>
      <text:p text:style-name="P2"><text:span text:style-name="T4">[Page 2]</text:span></text:p>
      <text:p text:style-name="P2"><text:span text:style-name="T4"><text:tab/>IV. Montreal Aug. 20, 1885./</text:span></text:p>
      <text:p text:style-name="P2"><text:span text:style-name="T4"><text:tab/><text:tab/>I hereby certify/ that Mr. A. Jacoby has filled the position of Hebrew teacher in/ my congregation for ten year. <text:s/>During that time he has/ discharged his duties in the most thorough and faithful manner,/ and to the entire satisfaction of the congregation. <text:s/>He has shown/ excellent qualification for his calling and has succeeded in/ imparting knowledge where many less able and less persevering/ would have failed./ <text:s/>Meldola de Sola,/ Minister K. K. Shearith Israel,/ Montreal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6T12:44:43.11</meta:creation-date>
    <meta:document-statistic meta:table-count="0" meta:image-count="0" meta:object-count="0" meta:page-count="3" meta:paragraph-count="72" meta:word-count="518" meta:character-count="3335"/>
    <dc:date>2012-01-26T13:13:04.71</dc:date>
    <dc:creator>Penn Libraries</dc:creator>
    <meta:editing-duration>PT00H13M10S</meta:editing-duration>
    <meta:editing-cycles>1</meta:editing-cycles>
    <meta:generator>OpenOffice.org/3.2$Win32 OpenOffice.org_project/320m12$Build-9483</meta:generator>
  </office:meta>
</office:document-meta>
</file>